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8cm" draw:marker-end-width="0.358cm" draw:fill-color="#dddddd" draw:opacity="84%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59cm" svg:stroke-color="#33333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06cm" svg:stroke-color="#333333" draw:marker-start-width="0.358cm" draw:marker-end-width="0.358cm" draw:fill-color="#dddddd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3333" draw:marker-start-width="0.358cm" draw:marker-end-width="0.358cm" draw:fill-color="#dddddd" draw:textarea-horizontal-align="justify" draw:textarea-vertical-align="middle" draw:auto-grow-height="false" fo:min-height="0.812cm" fo:min-width="0.562cm" fo:padding-top="0.177cm" fo:padding-bottom="0.177cm" fo:padding-left="0.302cm" fo:padding-right="0.302cm"/>
    </style:style>
    <style:style style:name="gr5" style:family="graphic" style:parent-style-name="standard">
      <style:graphic-properties svg:stroke-color="#e8a202" draw:fill-color="#ffff6d" draw:textarea-horizontal-align="justify" draw:textarea-vertical-align="middle" draw:auto-grow-height="false" fo:min-height="0.21cm" fo:min-width="0cm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 fo:min-height="0.21cm" fo:min-width="0cm"/>
    </style:style>
    <style:style style:name="P1" style:family="paragraph">
      <loext:graphic-properties draw:fill-color="#dddddd" draw:opacity="84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5cm" svg:height="1.5cm" svg:x="6.702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3.4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202cm" svg:y1="1.852cm" svg:x2="10.003cm" svg:y2="1.053cm" draw:start-shape="id1" draw:start-glue-point="10" draw:end-shape="id2" draw:end-glue-point="6" svg:d="M8202 1852l1801-799" svg:viewBox="0 0 1802 800">
          <text:p/>
        </draw:connector>
        <draw:connector draw:style-name="gr2" draw:text-style-name="P2" draw:layer="layout" draw:type="line" svg:x1="4.901cm" svg:y1="0.851cm" svg:x2="6.702cm" svg:y2="1.852cm" draw:start-shape="id3" draw:start-glue-point="10" draw:end-shape="id1" draw:end-glue-point="6" svg:d="M4901 851l1801 1001" svg:viewBox="0 0 1802 1002">
          <text:p/>
        </draw:connector>
        <draw:connector draw:style-name="gr2" draw:text-style-name="P2" draw:layer="layout" draw:type="line" svg:x1="1.6cm" svg:y1="2.15cm" svg:x2="3.401cm" svg:y2="0.851cm" draw:start-shape="id4" draw:start-glue-point="10" draw:end-shape="id3" draw:end-glue-point="6" svg:d="M1600 2150l1801-1299" svg:viewBox="0 0 1802 1300">
          <text:p/>
        </draw:connector>
        <draw:custom-shape draw:style-name="gr3" draw:text-style-name="P3" xml:id="id2" draw:id="id2" draw:layer="layout" svg:width="1.5cm" svg:height="1.5cm" svg:x="10.003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5cm" svg:height="1.5cm" svg:x="0.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cm" svg:height="1.3cm" svg:x="0.2cm" svg:y="1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4" draw:layer="layout" svg:width="1.3cm" svg:height="1.3cm" svg:x="6.801cm" svg:y="1.20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5" draw:layer="layout" svg:width="1.3cm" svg:height="1.3cm" svg:x="3.501cm" svg:y="0.20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5" draw:layer="layout" svg:width="1.3cm" svg:height="1.3cm" svg:x="10.102cm" svg:y="0.40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59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7T19:41:51.434610515</dc:date>
    <meta:editing-duration>PT39M25S</meta:editing-duration>
    <meta:editing-cycles>8</meta:editing-cycles>
    <meta:generator>LibreOffice/6.3.1.2$Linux_X86_64 LibreOffice_project/30$Build-2</meta:generator>
    <meta:document-statistic meta:object-count="11"/>
  </office:meta>
</office:document-meta>
</file>